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d9be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d9be5" officeooo:paragraph-rsid="0017a4ed" style:font-size-asian="15pt" style:font-weight-asian="normal" style:font-size-complex="15pt" style:font-weight-complex="normal"/>
    </style:style>
    <style:style style:name="P4" style:family="paragraph" style:parent-style-name="Standard" style:list-style-name="L8">
      <style:paragraph-properties fo:text-align="start" style:justify-single-word="false"/>
      <style:text-properties officeooo:paragraph-rsid="0022d853"/>
    </style:style>
    <style:style style:name="P5" style:family="paragraph" style:parent-style-name="Standard" style:list-style-name="L9">
      <style:paragraph-properties fo:text-align="start" style:justify-single-word="false"/>
      <style:text-properties officeooo:paragraph-rsid="0022d853"/>
    </style:style>
    <style:style style:name="P6" style:family="paragraph" style:parent-style-name="Standard" style:list-style-name="L10">
      <style:paragraph-properties fo:text-align="start" style:justify-single-word="false"/>
      <style:text-properties officeooo:paragraph-rsid="0022d853"/>
    </style:style>
    <style:style style:name="P7" style:family="paragraph" style:parent-style-name="Standard" style:list-style-name="L11">
      <style:paragraph-properties fo:text-align="start" style:justify-single-word="false"/>
      <style:text-properties officeooo:paragraph-rsid="0022d853"/>
    </style:style>
    <style:style style:name="P8" style:family="paragraph" style:parent-style-name="Standard" style:list-style-name="L13">
      <style:paragraph-properties fo:text-align="start" style:justify-single-word="false"/>
      <style:text-properties officeooo:paragraph-rsid="00286c3b"/>
    </style:style>
    <style:style style:name="P9" style:family="paragraph" style:parent-style-name="Standard">
      <style:paragraph-properties fo:text-align="start" style:justify-single-word="false"/>
      <style:text-properties officeooo:paragraph-rsid="00286c3b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4ed" officeooo:paragraph-rsid="001d9be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12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13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a4ed" officeooo:paragraph-rsid="002fe9ba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a2514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83b7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22d85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dfac" officeooo:paragraph-rsid="001fdfa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6898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4260b" officeooo:paragraph-rsid="0024260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68aab" officeooo:paragraph-rsid="00268aa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e6595" officeooo:paragraph-rsid="002e659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30734d" officeooo:paragraph-rsid="0030734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2d853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86c3b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17a4ed" officeooo:paragraph-rsid="002fe9b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2fe9ba" officeooo:paragraph-rsid="002fe9b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1d5b5" officeooo:paragraph-rsid="0031d5b5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37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38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d9be5" officeooo:paragraph-rsid="001d9be5" style:font-size-asian="15pt" style:font-weight-asian="normal" style:font-size-complex="15pt" style:font-weight-complex="normal"/>
    </style:style>
    <style:style style:name="P39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b71" style:font-size-asian="12pt" style:font-size-complex="12pt"/>
    </style:style>
    <style:style style:name="T3" style:family="text">
      <style:text-properties fo:font-size="12pt" officeooo:rsid="0017a4ed" style:font-size-asian="12pt" style:font-size-complex="12pt"/>
    </style:style>
    <style:style style:name="T4" style:family="text">
      <style:text-properties fo:font-size="12pt" officeooo:rsid="001a2514" style:font-size-asian="12pt" style:font-size-complex="12pt"/>
    </style:style>
    <style:style style:name="T5" style:family="text">
      <style:text-properties fo:font-size="12pt" officeooo:rsid="001bfb44" style:font-size-asian="12pt" style:font-size-complex="12pt"/>
    </style:style>
    <style:style style:name="T6" style:family="text">
      <style:text-properties fo:font-size="12pt" style:text-underline-style="none" fo:font-weight="normal" officeooo:rsid="001d9be5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d853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51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f393c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6c3b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bd782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d9be5"/>
    </style:style>
    <style:style style:name="T14" style:family="text">
      <style:text-properties style:text-underline-style="solid" style:text-underline-width="auto" style:text-underline-color="font-color" officeooo:rsid="002bd782"/>
    </style:style>
    <style:style style:name="T15" style:family="text">
      <style:text-properties style:text-underline-style="solid" style:text-underline-width="auto" style:text-underline-color="font-color" officeooo:rsid="002fe9ba"/>
    </style:style>
    <style:style style:name="T16" style:family="text">
      <style:text-properties officeooo:rsid="001f393c"/>
    </style:style>
    <style:style style:name="T17" style:family="text">
      <style:text-properties officeooo:rsid="001fdfac"/>
    </style:style>
    <style:style style:name="T18" style:family="text">
      <style:text-properties officeooo:rsid="0020f933"/>
    </style:style>
    <style:style style:name="T19" style:family="text">
      <style:text-properties officeooo:rsid="0022d853"/>
    </style:style>
    <style:style style:name="T20" style:family="text">
      <style:text-properties officeooo:rsid="0024d791"/>
    </style:style>
    <style:style style:name="T21" style:family="text">
      <style:text-properties officeooo:rsid="0024e48b"/>
    </style:style>
    <style:style style:name="T22" style:family="text">
      <style:text-properties officeooo:rsid="002bd782"/>
    </style:style>
    <style:style style:name="T23" style:family="text">
      <style:text-properties officeooo:rsid="0033d1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Primer Sprint: (semana </text:span><text:span text:style-name="T13">2</text:span><text:span text:style-name="T12">)</text:span></text:p>
      <text:p text:style-name="P3"><text:span text:style-name="T4"/></text:p>
      <text:p text:style-name="P15"><text:span text:style-name="T1">+ Definición del algoritmo que se utilizará para implementar el cluster</text:span></text:p>
      <text:list xml:id="list3175406209" text:style-name="L1">
        <text:list-item>
          <text:p text:style-name="P36"><text:span text:style-name="T1">Resultados en: tiposDeClusters.odt</text:span></text:p>
          <text:p text:style-name="P36"><text:span text:style-name="T1"/></text:p>
        </text:list-item>
      </text:list>
      <text:p text:style-name="P16"><text:span text:style-name="T1">+ </text:span><text:span text:style-name="T3">Definición</text:span><text:span text:style-name="T1"> </text:span><text:span text:style-name="T4">d</text:span><text:span text:style-name="T1">el plan </text:span><text:span text:style-name="T4">inicial </text:span><text:span text:style-name="T1">del </text:span><text:span text:style-name="T4">funcionamiento del</text:span><text:span text:style-name="T1"> cluster.</text:span></text:p>
      <text:list xml:id="list481843224" text:style-name="L2">
        <text:list-item>
          <text:p text:style-name="P37"><text:span text:style-name="T1">Se encuentra en: planCluster.</text:span><text:span text:style-name="T5">odt</text:span></text:p>
          <text:p text:style-name="P37"><text:span text:style-name="T5"/></text:p>
        </text:list-item>
      </text:list>
      <text:p text:style-name="P18"><text:span text:style-name="T1">+ Seleccionar las tablas de la base de datos de donde se agarrara toda la data que se utilizara</text:span></text:p>
      <text:p text:style-name="P15"><text:span text:style-name="T1">+ </text:span><text:span text:style-name="T2">Determinar los features iniciales que se utilizarán para elaborar el dataframe que se utilizará para el cluster</text:span></text:p>
      <text:list xml:id="list774140847" text:style-name="L3">
        <text:list-item>
          <text:p text:style-name="P38"><text:span text:style-name="T2">S</text:span><text:span text:style-name="T1">e encuentra en: TablasFeatures.odt</text:span></text:p>
          <text:p text:style-name="P38"><text:span text:style-name="T1"/></text:p>
        </text:list-item>
      </text:list>
      <text:p text:style-name="P17"><text:span text:style-name="T1">+ Diseño de un conjunto de diseños de la posible interfaz y selección de uno por parte del cliente.</text:span></text:p>
      <text:p text:style-name="P17"><text:span text:style-name="T1"/></text:p>
      <text:p text:style-name="P2"><text:span text:style-name="T13">Segundo</text:span><text:span text:style-name="T12"> Sprint: (semana </text:span><text:span text:style-name="T13"><text:s/>3 y semana 4</text:span><text:span text:style-name="T12">)</text:span></text:p>
      <text:p text:style-name="P10"/>
      <text:p text:style-name="P19">+ Investigación sobre las diferentes maneras de generar un DataFrame con Pandas</text:p>
      <text:p text:style-name="P19"/>
      <text:p text:style-name="P20">+ Determinar como <text:span text:style-name="T16">se </text:span>crear<text:span text:style-name="T16">á</text:span> el DataFrame</text:p>
      <text:list xml:id="list2335995990" text:style-name="L9">
        <text:list-item>
          <text:p text:style-name="P5"><text:span text:style-name="T8">Se encuentra en: </text:span><text:span text:style-name="T6">PruebaCrearDataFrame.odt</text:span></text:p>
        </text:list-item>
      </text:list>
      <text:list xml:id="list3294184763" text:style-name="L4">
        <text:list-header>
          <text:p text:style-name="P39"/>
        </text:list-header>
      </text:list>
      <text:p text:style-name="P20">+ Determinar el mejor modo de hacer el preprocesamiento de todos los tags (se le quitan los espacios en blanco)</text:p>
      <text:list xml:id="list2480105486" text:style-name="L10">
        <text:list-item>
          <text:p text:style-name="P6"><text:span text:style-name="T7">Se encuentra en: PruebaBorrarEspaciosTags.odt</text:span></text:p>
        </text:list-item>
      </text:list>
      <text:p text:style-name="P21"/>
      <text:p text:style-name="P21">+ Pruebas para obtener el indice del cluster con mayor número de instancias</text:p>
      <text:p text:style-name="P22">+ Pruebas para obtener los datos relacionados al cluster seleccionado</text:p>
      <text:list xml:id="list1137781500" text:style-name="L11">
        <text:list-item>
          <text:p text:style-name="P7"><text:span text:style-name="T8">Se encuentra en: </text:span><text:span text:style-name="T9">PruebaAccesoInstanciasCentro.odt</text:span></text:p>
        </text:list-item>
      </text:list>
      <text:p text:style-name="P21"/>
      <text:p text:style-name="P31"><text:span text:style-name="T7">+ Prueba sobre el mejor metodo para agregar elementos a una lista y para la concatenación de listas</text:span></text:p>
      <text:list xml:id="list624853823" text:style-name="L8">
        <text:list-item>
          <text:p text:style-name="P4"><text:span text:style-name="T8">Se encuentra en: </text:span><text:span text:style-name="T7">AgregadoYConcatenacionListas.odt</text:span></text:p>
          <text:p text:style-name="P4"><text:span text:style-name="T7"/></text:p>
        </text:list-item>
      </text:list>
      <text:p text:style-name="P21">+ Crear entorno de la base de datos y su configuración</text:p>
      <text:p text:style-name="P21"/>
      <text:p text:style-name="P21">+ Creación de la aplicación dentro del api del proyecto y enrutamiento de la misma</text:p>
      <text:p text:style-name="P21"/>
      <text:p text:style-name="P21">+ Crear el código que extrae los features seleccionados de la base de datos, tanto para las trivias suscrita por el usuario como para las trivias publicadas</text:p>
      <text:p text:style-name="P21"/>
      <text:p text:style-name="P21">+ Modificación al publishedManager, para poder obtener las trivias que fueron publicadas <text:s/>y que no han empezado aun</text:p>
      <text:p text:style-name="P21"/>
      <text:p text:style-name="P21">+ Reestructuración del view.py, para localizar todas las funcionalidades <text:span text:style-name="T17">d</text:span>el proceso de selección de las sugerencias, dentro de <text:s/>un método get, el cual se encargara de responder la solicitud <text:span text:style-name="T17">que le llegue al </text:span>api</text:p>
      <text:p text:style-name="P21"><text:soft-page-break/></text:p>
      <text:p text:style-name="P23">+ Selección de nuevos features para agregar al modelo, <text:span text:style-name="T18">modificación respectiva del view.py para obtenerlos de la base de datos, y determinar la escala de valoración de una trivia</text:span></text:p>
      <text:p text:style-name="P11"><text:tab/></text:p>
      <text:p text:style-name="P24">+ <text:s/>Proceso de <text:span text:style-name="T21">normalización</text:span> de la dataframe</text:p>
      <text:p text:style-name="P11"/>
      <text:p text:style-name="P21"><text:span text:style-name="T19">+ Redefinición del plan de funcionamiento del cluster tomando en cuenta los nuevos campos</text:span></text:p>
      <text:list xml:id="list1661720987" text:style-name="L12">
        <text:list-item>
          <text:p text:style-name="P12"><text:span text:style-name="T19">Se encuentra en: <text:s/>planCluster.odt</text:span></text:p>
        </text:list-item>
      </text:list>
      <text:p text:style-name="P22"/>
      <text:p text:style-name="P26">+ <text:span text:style-name="T20">Creación</text:span> del archivo que generara la data de pru<text:span text:style-name="T20">e</text:span>ba, tanto la de las trivias publicadas como las trivias jugadas por el usuario, para entonar los <text:span text:style-name="T20">parámetros</text:span> del cluster</text:p>
      <text:p text:style-name="P27"/>
      <text:p text:style-name="P26">+ Investigación del <text:span text:style-name="T20">método</text:span> aggregate de Django y la <text:span text:style-name="T20">modificación</text:span> del view.py para utilizarlo</text:p>
      <text:p text:style-name="P26"/>
      <text:p text:style-name="P27">+ Creación de 3 trivias en la base de datos para probar la correcta extracción de la data</text:p>
      <text:p text:style-name="P27"/>
      <text:p text:style-name="P25">+ Prueba de extracción de la data de la base de datos</text:p>
      <text:list xml:id="list214184192" text:style-name="L13">
        <text:list-item>
          <text:p text:style-name="P8"><text:span text:style-name="T7">Se encuentra en: <text:s/>PruebaExtraccionBD.</text:span><text:span text:style-name="T10">odt</text:span></text:p>
        </text:list-item>
      </text:list>
      <text:p text:style-name="P9"><text:span text:style-name="T10"><text:tab/></text:span></text:p>
      <text:p text:style-name="P32"><text:span text:style-name="T11">+ Modificación del bag of words</text:span></text:p>
      <text:p text:style-name="P28"><text:span text:style-name="T22">+ Prueba de la correcta funcionalidad del bag of words en la data extraida</text:span></text:p>
      <text:list xml:id="list4172016382" text:style-name="L15">
        <text:list-item>
          <text:p text:style-name="P13"><text:span text:style-name="T19">Se encuentra en: <text:s/>PruebaExtraccionBD.odt (pag 6)</text:span></text:p>
        </text:list-item>
      </text:list>
      <text:p text:style-name="P28"/>
      <text:p text:style-name="P29">+ Creación de los dataFrame de la data de prueba, de diferentes tamaños</text:p>
      <text:p text:style-name="P29"/>
      <text:p text:style-name="P30">+ Definir si se aceptan los tags que esten en el 30% o 40% del total del dataset</text:p>
      <text:p text:style-name="P9"><text:span text:style-name="T11"/></text:p>
      <text:p text:style-name="P9"><text:span text:style-name="T11"/></text:p>
      <text:p text:style-name="P14"><text:span text:style-name="T15">Tercer</text:span><text:span text:style-name="T14"> Sprint: (semana </text:span><text:span text:style-name="T13"><text:s/></text:span><text:span text:style-name="T15">5</text:span><text:span text:style-name="T13"> y semana </text:span><text:span text:style-name="T15">6</text:span><text:span text:style-name="T14">):</text:span></text:p>
      <text:p text:style-name="P33"/>
      <text:p text:style-name="P34">+ Inicio pruebas para selección del numero de centros a utilizar</text:p>
      <text:p text:style-name="P34"/>
      <text:p text:style-name="P35">+ Búsqueda de métricas para ver que ta<text:span text:style-name="T23">n</text:span> buenos son los clusters encontr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9:52:03.596283486</meta:creation-date>
    <dc:date>2020-02-03T10:01:17.598070996</dc:date>
    <meta:editing-duration>P2DT22H33M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533" meta:character-count="3163" meta:non-whitespace-character-count="2677"/>
  </office:meta>
</office:document-meta>
</file>